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Light" fo:font-size="18pt" fo:font-weight="bold" officeooo:rsid="001e4871" officeooo:paragraph-rsid="001e487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Light" fo:font-size="11pt" fo:font-weight="normal" officeooo:rsid="001e4871" officeooo:paragraph-rsid="001e4871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ce181e" style:font-name="DejaVu Sans Light" fo:font-size="15pt" fo:font-weight="normal" officeooo:rsid="001e4871" officeooo:paragraph-rsid="001e4871" style:font-size-asian="15pt" style:font-weight-asian="normal" style:font-size-complex="15pt" style:font-weight-complex="normal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/>
      <text:p text:style-name="P1"/>
      <text:p text:style-name="P1"/>
      <text:p text:style-name="P2">- Lundi <text:s/>16/12/19 :</text:p>
      <text:p text:style-name="P2"><text:tab/></text:p>
      <text:p text:style-name="P2"><text:tab/>//Compléter</text:p>
      <text:p text:style-name="P2"/>
      <text:p text:style-name="P2">- Mardi <text:s/>17/12/19 :</text:p>
      <text:p text:style-name="P2"><text:tab/></text:p>
      <text:p text:style-name="P2"><text:tab/>//Compléter</text:p>
      <text:p text:style-name="P2"/>
      <text:p text:style-name="P2">- Mercredi <text:s/>18/12/19 :</text:p>
      <text:p text:style-name="P2"><text:tab/></text:p>
      <text:p text:style-name="P2"><text:tab/>//Compléter</text:p>
      <text:p text:style-name="P2"/>
      <text:p text:style-name="P2">- Jeudi <text:s/>19/12/19 :</text:p>
      <text:p text:style-name="P2"><text:tab/></text:p>
      <text:p text:style-name="P2"><text:tab/>//Compléter</text:p>
      <text:p text:style-name="P2"/>
      <text:p text:style-name="P2">- Vendredi 20/12/19 :</text:p>
      <text:p text:style-name="P2"><text:tab/></text:p>
      <text:p text:style-name="P2"><text:tab/>//Compléter</text:p>
      <text:p text:style-name="P2"/>
      <text:p text:style-name="P2"/>
      <text:p text:style-name="P2"/>
      <text:p text:style-name="P3">VACANCES DE NOËL</text:p>
      <text:p text:style-name="P3"/>
      <text:p text:style-name="P3"/>
      <text:p text:style-name="P2"/>
      <text:p text:style-name="P2">- Lundi <text:s/>06/01/20 :</text:p>
      <text:p text:style-name="P2"><text:tab/></text:p>
      <text:p text:style-name="P2"><text:tab/>//Compléter</text:p>
      <text:p text:style-name="P2"/>
      <text:p text:style-name="P2">- Mardi <text:s/>07/01/20:</text:p>
      <text:p text:style-name="P2"><text:tab/></text:p>
      <text:p text:style-name="P2"><text:tab/>//Compléter</text:p>
      <text:p text:style-name="P2"/>
      <text:p text:style-name="P2">- Mercredi <text:s/>08/01/20:</text:p>
      <text:p text:style-name="P2"><text:tab/></text:p>
      <text:p text:style-name="P2"><text:tab/>//Compléter</text:p>
      <text:p text:style-name="P2"/>
      <text:p text:style-name="P2">- Jeudi <text:s/>09/01/20:</text:p>
      <text:p text:style-name="P2"><text:tab/></text:p>
      <text:p text:style-name="P2"><text:tab/>//Compléter</text:p>
      <text:p text:style-name="P2"/>
      <text:p text:style-name="P2">- Vendredi <text:s/>10/01/20:</text:p>
      <text:p text:style-name="P2"><text:tab/></text:p>
      <text:p text:style-name="P2"><text:tab/>//Complé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08:56:15.116737262</meta:creation-date>
    <dc:date>2020-01-06T09:02:01.686723484</dc:date>
    <meta:editing-duration>PT5M48S</meta:editing-duration>
    <meta:editing-cycles>1</meta:editing-cycles>
    <meta:document-statistic meta:table-count="0" meta:image-count="0" meta:object-count="0" meta:page-count="1" meta:paragraph-count="32" meta:word-count="52" meta:character-count="358" meta:non-whitespace-character-count="299"/>
    <meta:generator>LibreOffice/6.0.7.3$Linux_X86_64 LibreOffice_project/00m0$Build-3</meta:generator>
  </office:meta>
</office:document-meta>
</file>